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-02-10ohm" table:style-name="ta1">
        <table:shapes>
          <draw:frame draw:z-index="0" draw:style-name="gr1" draw:text-style-name="P1" svg:width="6.2898in" svg:height="3.5449in" svg:x="9.8343in" svg:y="0.0315in">
            <draw:object draw:notify-on-update-of-ranges="'cal-02-10ohm'.A1:'cal-02-10ohm'.A1 'cal-02-10ohm'.A2:'cal-02-10ohm'.A20 'cal-02-10ohm'.C1:'cal-02-10ohm'.C1 'cal-02-10ohm'.C2:'cal-02-10ohm'.C20 'cal-02-10ohm'.A1:'cal-02-10ohm'.A1 'cal-02-10ohm'.A2:'cal-02-10ohm'.A20 'cal-02-10ohm'.E1:'cal-02-10ohm'.E1 'cal-02-10ohm'.E2:'cal-02-10ohm'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3in" svg:x="9.8236in" svg:y="3.7646in">
            <draw:object draw:notify-on-update-of-ranges="'cal-02-10ohm'.B1:'cal-02-10ohm'.B1 'cal-02-10ohm'.B2:'cal-02-10ohm'.B20 'cal-02-10ohm'.D1:'cal-02-10ohm'.D1 'cal-02-10ohm'.D2:'cal-02-10ohm'.D20 'cal-02-10ohm'.B1:'cal-02-10ohm'.B1 'cal-02-10ohm'.B2:'cal-02-10ohm'.B20 'cal-02-10ohm'.F1:'cal-02-10ohm'.F1 'cal-02-10ohm'.F2:'cal-02-10ohm'.F20 'cal-02-10ohm'.B1:'cal-02-10ohm'.B1 'cal-02-10ohm'.B2:'cal-02-10ohm'.B20 'cal-02-10ohm'.G1:'cal-02-10ohm'.G1 'cal-02-10ohm'.G2:'cal-02-10ohm'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Default"/>
        <table:table-row table:style-name="ro1">
          <table:table-cell table:style-name="Default" office:value-type="string" calcext:value-type="string">
            <text:p>measuredVoltage</text:p>
          </table:table-cell>
          <table:table-cell table:style-name="Default" office:value-type="string" calcext:value-type="string">
            <text:p>measuredCurrent</text:p>
          </table:table-cell>
          <table:table-cell table:style-name="Default" office:value-type="string" calcext:value-type="string">
            <text:p>adcVoltage</text:p>
          </table:table-cell>
          <table:table-cell table:style-name="Default" office:value-type="string" calcext:value-type="string">
            <text:p>adcCurrent</text:p>
          </table:table-cell>
          <table:table-cell table:style-name="Default" office:value-type="string" calcext:value-type="string">
            <text:p>dacVoltage</text:p>
          </table:table-cell>
          <table:table-cell table:style-name="Default" office:value-type="string" calcext:value-type="string">
            <text:p>dacCurrentSource</text:p>
          </table:table-cell>
          <table:table-cell table:style-name="Default" office:value-type="string" calcext:value-type="string">
            <text:p>dacCurrentSink</text:p>
          </table:table-cell>
          <table:table-cell office:value-type="string" calcext:value-type="string">
            <text:p>adcVoltageCal</text:p>
          </table:table-cell>
          <table:table-cell office:value-type="string" calcext:value-type="string">
            <text:p>adcCurrentCal</text:p>
          </table:table-cell>
          <table:table-cell office:value-type="string" calcext:value-type="string">
            <text:p>dacCal</text:p>
          </table:table-cell>
        </table:table-row>
        <table:table-row table:style-name="ro2">
          <table:table-cell office:value-type="float" office:value="0.376" calcext:value-type="float">
            <text:p>0.376</text:p>
          </table:table-cell>
          <table:table-cell office:value-type="float" office:value="0.038" calcext:value-type="float">
            <text:p>0.038</text:p>
          </table:table-cell>
          <table:table-cell office:value-type="float" office:value="2059" calcext:value-type="float">
            <text:p>2059</text:p>
          </table:table-cell>
          <table:table-cell office:value-type="float" office:value="2038" calcext:value-type="float">
            <text:p>2038</text:p>
          </table:table-cell>
          <table:table-cell office:value-type="float" office:value="1946" calcext:value-type="float">
            <text:p>1946</text:p>
          </table:table-cell>
          <table:table-cell office:value-type="float" office:value="2040" calcext:value-type="float">
            <text:p>2040</text:p>
          </table:table-cell>
          <table:table-cell office:value-type="float" office:value="2082" calcext:value-type="float">
            <text:p>2082</text:p>
          </table:table-cell>
          <table:table-cell table:formula="of:=SLOPE([.C$1:.C$1048576];[.$A$1:.$A$1048576])" office:value-type="float" office:value="62.1146808817572" calcext:value-type="float">
            <text:p>62.1146808817572</text:p>
          </table:table-cell>
          <table:table-cell table:formula="of:=SLOPE([.D$1:.D$1048576];[.$B$1:.$B$1048576])" office:value-type="float" office:value="149.18237360452" calcext:value-type="float">
            <text:p>149.18237360452</text:p>
          </table:table-cell>
          <table:table-cell table:formula="of:=SLOPE([.F$1:.F$1048576];[.$B$1:.$B$1048576])" office:value-type="float" office:value="-149.763922762659" calcext:value-type="float">
            <text:p>-149.763922762659</text:p>
          </table:table-cell>
        </table:table-row>
        <table:table-row table:style-name="ro2">
          <table:table-cell office:value-type="float" office:value="0.648" calcext:value-type="float">
            <text:p>0.648</text:p>
          </table:table-cell>
          <table:table-cell office:value-type="float" office:value="0.065" calcext:value-type="float">
            <text:p>0.065</text:p>
          </table:table-cell>
          <table:table-cell office:value-type="float" office:value="2076" calcext:value-type="float">
            <text:p>2076</text:p>
          </table:table-cell>
          <table:table-cell office:value-type="float" office:value="2043" calcext:value-type="float">
            <text:p>2043</text:p>
          </table:table-cell>
          <table:table-cell office:value-type="float" office:value="1926" calcext:value-type="float">
            <text:p>1926</text:p>
          </table:table-cell>
          <table:table-cell office:value-type="float" office:value="2036" calcext:value-type="float">
            <text:p>2036</text:p>
          </table:table-cell>
          <table:table-cell office:value-type="float" office:value="2082" calcext:value-type="float">
            <text:p>2082</text:p>
          </table:table-cell>
          <table:table-cell table:formula="of:=INTERCEPT([.C$1:.C$1048576];[.$A$1:.$A$1048576])" office:value-type="float" office:value="2035.11662855482" calcext:value-type="float">
            <text:p>2035.11662855482</text:p>
          </table:table-cell>
          <table:table-cell table:formula="of:=INTERCEPT([.D$1:.D$1048576];[.$B$1:.$B$1048576])" office:value-type="float" office:value="2032.64384660721" calcext:value-type="float">
            <text:p>2032.64384660721</text:p>
          </table:table-cell>
          <table:table-cell table:formula="of:=INTERCEPT([.F$1:.F$1048576];[.$B$1:.$B$1048576])" office:value-type="float" office:value="2045.90086046013" calcext:value-type="float">
            <text:p>2045.90086046013</text:p>
          </table:table-cell>
        </table:table-row>
        <table:table-row table:style-name="ro2">
          <table:table-cell office:value-type="float" office:value="0.919" calcext:value-type="float">
            <text:p>0.919</text:p>
          </table:table-cell>
          <table:table-cell office:value-type="float" office:value="0.092" calcext:value-type="float">
            <text:p>0.092</text:p>
          </table:table-cell>
          <table:table-cell office:value-type="float" office:value="2093" calcext:value-type="float">
            <text:p>2093</text:p>
          </table:table-cell>
          <table:table-cell office:value-type="float" office:value="2046" calcext:value-type="float">
            <text:p>2046</text:p>
          </table:table-cell>
          <table:table-cell office:value-type="float" office:value="1906" calcext:value-type="float">
            <text:p>1906</text:p>
          </table:table-cell>
          <table:table-cell office:value-type="float" office:value="2032" calcext:value-type="float">
            <text:p>2032</text:p>
          </table:table-cell>
          <table:table-cell office:value-type="float" office:value="2082" calcext:value-type="float">
            <text:p>2082</text:p>
          </table:table-cell>
          <table:table-cell table:formula="of:=RSQ([.C$1:.C$1048576];[.$A$1:.$A$1048576])" office:value-type="float" office:value="0.999983783138532" calcext:value-type="float">
            <text:p>0.999983783138532</text:p>
          </table:table-cell>
          <table:table-cell table:formula="of:=RSQ([.D$1:.D$1048576];[.$B$1:.$B$1048576])" office:value-type="float" office:value="0.999796779732515" calcext:value-type="float">
            <text:p>0.999796779732515</text:p>
          </table:table-cell>
          <table:table-cell table:formula="of:=RSQ([.F$1:.F$1048576];[.$B$1:.$B$1048576])" office:value-type="float" office:value="0.999983133248076" calcext:value-type="float">
            <text:p>0.999983133248076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0.119" calcext:value-type="float">
            <text:p>0.119</text:p>
          </table:table-cell>
          <table:table-cell office:value-type="float" office:value="2109" calcext:value-type="float">
            <text:p>2109</text:p>
          </table:table-cell>
          <table:table-cell office:value-type="float" office:value="2049" calcext:value-type="float">
            <text:p>2049</text:p>
          </table:table-cell>
          <table:table-cell office:value-type="float" office:value="1887" calcext:value-type="float">
            <text:p>1887</text:p>
          </table:table-cell>
          <table:table-cell office:value-type="float" office:value="2028" calcext:value-type="float">
            <text:p>2028</text:p>
          </table:table-cell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0.146" calcext:value-type="float">
            <text:p>0.146</text:p>
          </table:table-cell>
          <table:table-cell office:value-type="float" office:value="2125" calcext:value-type="float">
            <text:p>2125</text:p>
          </table:table-cell>
          <table:table-cell office:value-type="float" office:value="2055" calcext:value-type="float">
            <text:p>2055</text:p>
          </table:table-cell>
          <table:table-cell office:value-type="float" office:value="1867" calcext:value-type="float">
            <text:p>1867</text:p>
          </table:table-cell>
          <table:table-cell office:value-type="float" office:value="2024" calcext:value-type="float">
            <text:p>2024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measuredResistance</text:p>
          </table:table-cell>
          <table:table-cell table:number-columns-repeated="2"/>
        </table:table-row>
        <table:table-row table:style-name="ro2">
          <table:table-cell office:value-type="float" office:value="1.732" calcext:value-type="float">
            <text:p>1.732</text:p>
          </table:table-cell>
          <table:table-cell office:value-type="float" office:value="0.173" calcext:value-type="float">
            <text:p>0.173</text:p>
          </table:table-cell>
          <table:table-cell office:value-type="float" office:value="2143" calcext:value-type="float">
            <text:p>2143</text:p>
          </table:table-cell>
          <table:table-cell office:value-type="float" office:value="2059" calcext:value-type="float">
            <text:p>2059</text:p>
          </table:table-cell>
          <table:table-cell office:value-type="float" office:value="1847" calcext:value-type="float">
            <text:p>1847</text:p>
          </table:table-cell>
          <table:table-cell office:value-type="float" office:value="2020" calcext:value-type="float">
            <text:p>2020</text:p>
          </table:table-cell>
          <table:table-cell office:value-type="float" office:value="2082" calcext:value-type="float">
            <text:p>2082</text:p>
          </table:table-cell>
          <table:table-cell table:formula="of:=SLOPE([.A$1:.A$1048576];[.B$1:.B$1048576])" office:value-type="float" office:value="10.0387305395148" calcext:value-type="float">
            <text:p>10.0387305395148</text:p>
          </table:table-cell>
          <table:table-cell table:number-columns-repeated="2"/>
        </table:table-row>
        <table:table-row table:style-name="ro2">
          <table:table-cell office:value-type="float" office:value="2.004" calcext:value-type="float">
            <text:p>2.004</text:p>
          </table:table-cell>
          <table:table-cell office:value-type="float" office:value="0.2" calcext:value-type="float">
            <text:p>0.2</text:p>
          </table:table-cell>
          <table:table-cell office:value-type="float" office:value="2158" calcext:value-type="float">
            <text:p>2158</text:p>
          </table:table-cell>
          <table:table-cell office:value-type="float" office:value="2063" calcext:value-type="float">
            <text:p>2063</text:p>
          </table:table-cell>
          <table:table-cell office:value-type="float" office:value="1827" calcext:value-type="float">
            <text:p>1827</text:p>
          </table:table-cell>
          <table:table-cell office:value-type="float" office:value="2016" calcext:value-type="float">
            <text:p>2016</text:p>
          </table:table-cell>
          <table:table-cell office:value-type="float" office:value="2082" calcext:value-type="float">
            <text:p>2082</text:p>
          </table:table-cell>
          <table:table-cell table:formula="of:=INTERCEPT([.A$1:.A$1048576];[.B$1:.B$1048576])" office:value-type="float" office:value="-0.00467726009564018" calcext:value-type="float">
            <text:p>-0.00467726009564</text:p>
          </table:table-cell>
          <table:table-cell table:number-columns-repeated="2"/>
        </table:table-row>
        <table:table-row table:style-name="ro2">
          <table:table-cell office:value-type="float" office:value="2.274" calcext:value-type="float">
            <text:p>2.274</text:p>
          </table:table-cell>
          <table:table-cell office:value-type="float" office:value="0.227" calcext:value-type="float">
            <text:p>0.227</text:p>
          </table:table-cell>
          <table:table-cell office:value-type="float" office:value="2177" calcext:value-type="float">
            <text:p>2177</text:p>
          </table:table-cell>
          <table:table-cell office:value-type="float" office:value="2066" calcext:value-type="float">
            <text:p>2066</text:p>
          </table:table-cell>
          <table:table-cell office:value-type="float" office:value="1807" calcext:value-type="float">
            <text:p>1807</text:p>
          </table:table-cell>
          <table:table-cell office:value-type="float" office:value="2012" calcext:value-type="float">
            <text:p>2012</text:p>
          </table:table-cell>
          <table:table-cell office:value-type="float" office:value="2082" calcext:value-type="float">
            <text:p>2082</text:p>
          </table:table-cell>
          <table:table-cell table:formula="of:=RSQ([.A$1:.A$1048576];[.B$1:.B$1048576])" office:value-type="float" office:value="0.999998630523714" calcext:value-type="float">
            <text:p>0.999998630523714</text:p>
          </table:table-cell>
          <table:table-cell table:number-columns-repeated="2"/>
        </table:table-row>
        <table:table-row table:style-name="ro2">
          <table:table-cell office:value-type="float" office:value="3.085" calcext:value-type="float">
            <text:p>3.085</text:p>
          </table:table-cell>
          <table:table-cell office:value-type="float" office:value="0.308" calcext:value-type="float">
            <text:p>0.308</text:p>
          </table:table-cell>
          <table:table-cell office:value-type="float" office:value="2226" calcext:value-type="float">
            <text:p>2226</text:p>
          </table:table-cell>
          <table:table-cell office:value-type="float" office:value="2079" calcext:value-type="float">
            <text:p>2079</text:p>
          </table:table-cell>
          <table:table-cell office:value-type="float" office:value="1747" calcext:value-type="float">
            <text:p>1747</text:p>
          </table:table-cell>
          <table:table-cell office:value-type="float" office:value="2000" calcext:value-type="float">
            <text:p>2000</text:p>
          </table:table-cell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2">
          <table:table-cell office:value-type="float" office:value="4.17" calcext:value-type="float">
            <text:p>4.17</text:p>
          </table:table-cell>
          <table:table-cell office:value-type="float" office:value="0.416" calcext:value-type="float">
            <text:p>0.416</text:p>
          </table:table-cell>
          <table:table-cell office:value-type="float" office:value="2294" calcext:value-type="float">
            <text:p>2294</text:p>
          </table:table-cell>
          <table:table-cell office:value-type="float" office:value="2095" calcext:value-type="float">
            <text:p>2095</text:p>
          </table:table-cell>
          <table:table-cell office:value-type="float" office:value="1668" calcext:value-type="float">
            <text:p>1668</text:p>
          </table:table-cell>
          <table:table-cell office:value-type="float" office:value="1984" calcext:value-type="float">
            <text:p>1984</text:p>
          </table:table-cell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2">
          <table:table-cell office:value-type="float" office:value="5.23" calcext:value-type="float">
            <text:p>5.23</text:p>
          </table:table-cell>
          <table:table-cell office:value-type="float" office:value="0.522" calcext:value-type="float">
            <text:p>0.522</text:p>
          </table:table-cell>
          <table:table-cell office:value-type="float" office:value="2360" calcext:value-type="float">
            <text:p>2360</text:p>
          </table:table-cell>
          <table:table-cell office:value-type="float" office:value="2111" calcext:value-type="float">
            <text:p>2111</text:p>
          </table:table-cell>
          <table:table-cell office:value-type="float" office:value="1589" calcext:value-type="float">
            <text:p>1589</text:p>
          </table:table-cell>
          <table:table-cell office:value-type="float" office:value="1968" calcext:value-type="float">
            <text:p>1968</text:p>
          </table:table-cell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0.627" calcext:value-type="float">
            <text:p>0.627</text:p>
          </table:table-cell>
          <table:table-cell office:value-type="float" office:value="2426" calcext:value-type="float">
            <text:p>2426</text:p>
          </table:table-cell>
          <table:table-cell office:value-type="float" office:value="2125" calcext:value-type="float">
            <text:p>2125</text:p>
          </table:table-cell>
          <table:table-cell office:value-type="float" office:value="1509" calcext:value-type="float">
            <text:p>1509</text:p>
          </table:table-cell>
          <table:table-cell office:value-type="float" office:value="1952" calcext:value-type="float">
            <text:p>1952</text:p>
          </table:table-cell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2">
          <table:table-cell office:value-type="float" office:value="7.35" calcext:value-type="float">
            <text:p>7.35</text:p>
          </table:table-cell>
          <table:table-cell office:value-type="float" office:value="0.733" calcext:value-type="float">
            <text:p>0.733</text:p>
          </table:table-cell>
          <table:table-cell office:value-type="float" office:value="2493" calcext:value-type="float">
            <text:p>2493</text:p>
          </table:table-cell>
          <table:table-cell office:value-type="float" office:value="2142" calcext:value-type="float">
            <text:p>2142</text:p>
          </table:table-cell>
          <table:table-cell office:value-type="float" office:value="1430" calcext:value-type="float">
            <text:p>1430</text:p>
          </table:table-cell>
          <table:table-cell office:value-type="float" office:value="1936" calcext:value-type="float">
            <text:p>1936</text:p>
          </table:table-cell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2">
          <table:table-cell office:value-type="float" office:value="8.42" calcext:value-type="float">
            <text:p>8.42</text:p>
          </table:table-cell>
          <table:table-cell office:value-type="float" office:value="0.839" calcext:value-type="float">
            <text:p>0.839</text:p>
          </table:table-cell>
          <table:table-cell office:value-type="float" office:value="2558" calcext:value-type="float">
            <text:p>2558</text:p>
          </table:table-cell>
          <table:table-cell office:value-type="float" office:value="2158" calcext:value-type="float">
            <text:p>2158</text:p>
          </table:table-cell>
          <table:table-cell office:value-type="float" office:value="1350" calcext:value-type="float">
            <text:p>1350</text:p>
          </table:table-cell>
          <table:table-cell office:value-type="float" office:value="1920" calcext:value-type="float">
            <text:p>1920</text:p>
          </table:table-cell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0.947" calcext:value-type="float">
            <text:p>0.947</text:p>
          </table:table-cell>
          <table:table-cell office:value-type="float" office:value="2625" calcext:value-type="float">
            <text:p>2625</text:p>
          </table:table-cell>
          <table:table-cell office:value-type="float" office:value="2174" calcext:value-type="float">
            <text:p>2174</text:p>
          </table:table-cell>
          <table:table-cell office:value-type="float" office:value="1271" calcext:value-type="float">
            <text:p>1271</text:p>
          </table:table-cell>
          <table:table-cell office:value-type="float" office:value="1904" calcext:value-type="float">
            <text:p>1904</text:p>
          </table:table-cell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-02-10ohm-cc" style:display-name="PageStyle_cal-02-10ohm-c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2-01-24T01:42:19.207000000</dc:date>
    <meta:editing-duration>PT42M34S</meta:editing-duration>
    <meta:editing-cycles>5</meta:editing-cycles>
    <meta:document-statistic meta:table-count="1" meta:cell-count="12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scatter" chart:style-name="ch1">
        <chart:legend chart:legend-position="end" svg:x="12.913cm" svg:y="3.954cm" style:legend-expansion="high" chart:style-name="ch2"/>
        <chart:plot-area chart:style-name="ch3" table:cell-range-address="'cal-02-10ohm'.A1:'cal-02-10ohm'.A20 'cal-02-10ohm'.C1:'cal-02-10ohm'.C20 'cal-02-10ohm'.E1:'cal-02-10ohm'.E20" chart:data-source-has-labels="row" svg:x="0.319cm" svg:y="0.18cm" svg:width="12.275cm" svg:height="8.645cm">
          <chart:coordinate-region svg:x="1.311cm" svg:y="0.38cm" svg:width="11.09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al-02-10ohm'.C2:'cal-02-10ohm'.C20" chart:label-cell-address="'cal-02-10ohm'.C1:'cal-02-10ohm'.C1" chart:class="chart:scatter">
            <chart:domain table:cell-range-address="'cal-02-10ohm'.A2:'cal-02-10ohm'.A20"/>
            <chart:data-point chart:repeated="19"/>
          </chart:series>
          <chart:series chart:style-name="ch8" chart:values-cell-range-address="'cal-02-10ohm'.E2:'cal-02-10ohm'.E20" chart:label-cell-address="'cal-02-10ohm'.E1:'cal-02-10ohm'.E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Voltage</text:p>
                <draw:g>
                  <svg:desc>'cal-02-10ohm'.C1:'cal-02-10ohm'.C1</svg:desc>
                </draw:g>
              </table:table-cell>
              <table:table-cell office:value-type="string">
                <text:p>dacVoltage</text:p>
                <draw:g>
                  <svg:desc>'cal-02-10ohm'.E1:'cal-02-10ohm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6">
                <text:p>0.376</text:p>
                <draw:g>
                  <svg:desc>'cal-02-10ohm'.A2:'cal-02-10ohm'.A20</svg:desc>
                </draw:g>
              </table:table-cell>
              <table:table-cell office:value-type="float" office:value="2059">
                <text:p>2059</text:p>
                <draw:g>
                  <svg:desc>'cal-02-10ohm'.C2:'cal-02-10ohm'.C20</svg:desc>
                </draw:g>
              </table:table-cell>
              <table:table-cell office:value-type="float" office:value="1946">
                <text:p>1946</text:p>
                <draw:g>
                  <svg:desc>'cal-02-10ohm'.E2:'cal-02-10ohm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8">
                <text:p>0.648</text:p>
              </table:table-cell>
              <table:table-cell office:value-type="float" office:value="2076">
                <text:p>207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9">
                <text:p>0.919</text:p>
              </table:table-cell>
              <table:table-cell office:value-type="float" office:value="2093">
                <text:p>209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">
                <text:p>1.19</text:p>
              </table:table-cell>
              <table:table-cell office:value-type="float" office:value="2109">
                <text:p>210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3">
                <text:p>1.463</text:p>
              </table:table-cell>
              <table:table-cell office:value-type="float" office:value="2125">
                <text:p>2125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32">
                <text:p>1.732</text:p>
              </table:table-cell>
              <table:table-cell office:value-type="float" office:value="2143">
                <text:p>214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4">
                <text:p>2.004</text:p>
              </table:table-cell>
              <table:table-cell office:value-type="float" office:value="2158">
                <text:p>215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74">
                <text:p>2.274</text:p>
              </table:table-cell>
              <table:table-cell office:value-type="float" office:value="2177">
                <text:p>217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5">
                <text:p>3.085</text:p>
              </table:table-cell>
              <table:table-cell office:value-type="float" office:value="2226">
                <text:p>2226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7">
                <text:p>4.17</text:p>
              </table:table-cell>
              <table:table-cell office:value-type="float" office:value="2294">
                <text:p>229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3">
                <text:p>5.23</text:p>
              </table:table-cell>
              <table:table-cell office:value-type="float" office:value="2360">
                <text:p>236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">
                <text:p>6.3</text:p>
              </table:table-cell>
              <table:table-cell office:value-type="float" office:value="2426">
                <text:p>2426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5">
                <text:p>7.35</text:p>
              </table:table-cell>
              <table:table-cell office:value-type="float" office:value="2493">
                <text:p>249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2">
                <text:p>8.42</text:p>
              </table:table-cell>
              <table:table-cell office:value-type="float" office:value="2558">
                <text:p>25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2625">
                <text:p>262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legend chart:legend-position="end" svg:x="11.908cm" svg:y="3.706cm" style:legend-expansion="high" chart:style-name="ch2"/>
        <chart:plot-area chart:style-name="ch3" table:cell-range-address="'cal-02-10ohm'.B1:'cal-02-10ohm'.B20 'cal-02-10ohm'.D1:'cal-02-10ohm'.D20 'cal-02-10ohm'.F1:'cal-02-10ohm'.G20" chart:data-source-has-labels="row" svg:x="0.32cm" svg:y="0.18cm" svg:width="11.268cm" svg:height="8.646cm">
          <chart:coordinate-region svg:x="1.312cm" svg:y="0.379cm" svg:width="10.18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al-02-10ohm'.D2:'cal-02-10ohm'.D20" chart:label-cell-address="'cal-02-10ohm'.D1:'cal-02-10ohm'.D1" chart:class="chart:scatter">
            <chart:domain table:cell-range-address="'cal-02-10ohm'.B2:'cal-02-10ohm'.B20"/>
            <chart:data-point chart:repeated="19"/>
          </chart:series>
          <chart:series chart:style-name="ch8" chart:values-cell-range-address="'cal-02-10ohm'.F2:'cal-02-10ohm'.F20" chart:label-cell-address="'cal-02-10ohm'.F1:'cal-02-10ohm'.F1" chart:class="chart:scatter">
            <chart:data-point chart:repeated="19"/>
          </chart:series>
          <chart:series chart:style-name="ch9" chart:values-cell-range-address="'cal-02-10ohm'.G2:'cal-02-10ohm'.G20" chart:label-cell-address="'cal-02-10ohm'.G1:'cal-02-10ohm'.G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cCurrent</text:p>
                <draw:g>
                  <svg:desc>'cal-02-10ohm'.D1:'cal-02-10ohm'.D1</svg:desc>
                </draw:g>
              </table:table-cell>
              <table:table-cell office:value-type="string">
                <text:p>dacCurrentSource</text:p>
                <draw:g>
                  <svg:desc>'cal-02-10ohm'.F1:'cal-02-10ohm'.F1</svg:desc>
                </draw:g>
              </table:table-cell>
              <table:table-cell office:value-type="string">
                <text:p>dacCurrentSink</text:p>
                <draw:g>
                  <svg:desc>'cal-02-10ohm'.G1:'cal-02-10ohm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8">
                <text:p>0.038</text:p>
                <draw:g>
                  <svg:desc>'cal-02-10ohm'.B2:'cal-02-10ohm'.B20</svg:desc>
                </draw:g>
              </table:table-cell>
              <table:table-cell office:value-type="float" office:value="2038">
                <text:p>2038</text:p>
                <draw:g>
                  <svg:desc>'cal-02-10ohm'.D2:'cal-02-10ohm'.D20</svg:desc>
                </draw:g>
              </table:table-cell>
              <table:table-cell office:value-type="float" office:value="2040">
                <text:p>2040</text:p>
                <draw:g>
                  <svg:desc>'cal-02-10ohm'.F2:'cal-02-10ohm'.F20</svg:desc>
                </draw:g>
              </table:table-cell>
              <table:table-cell office:value-type="float" office:value="2082">
                <text:p>2082</text:p>
                <draw:g>
                  <svg:desc>'cal-02-10ohm'.G2:'cal-02-10ohm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5">
                <text:p>0.065</text:p>
              </table:table-cell>
              <table:table-cell office:value-type="float" office:value="2043">
                <text:p>2043</text:p>
              </table:table-cell>
              <table:table-cell office:value-type="float" office:value="2036">
                <text:p>2036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">
                <text:p>0.092</text:p>
              </table:table-cell>
              <table:table-cell office:value-type="float" office:value="2046">
                <text:p>2046</text:p>
              </table:table-cell>
              <table:table-cell office:value-type="float" office:value="2032">
                <text:p>2032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9">
                <text:p>0.119</text:p>
              </table:table-cell>
              <table:table-cell office:value-type="float" office:value="2049">
                <text:p>2049</text:p>
              </table:table-cell>
              <table:table-cell office:value-type="float" office:value="2028">
                <text:p>202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6">
                <text:p>0.146</text:p>
              </table:table-cell>
              <table:table-cell office:value-type="float" office:value="2055">
                <text:p>2055</text:p>
              </table:table-cell>
              <table:table-cell office:value-type="float" office:value="2024">
                <text:p>202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3">
                <text:p>0.173</text:p>
              </table:table-cell>
              <table:table-cell office:value-type="float" office:value="2059">
                <text:p>2059</text:p>
              </table:table-cell>
              <table:table-cell office:value-type="float" office:value="2020">
                <text:p>202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2063">
                <text:p>2063</text:p>
              </table:table-cell>
              <table:table-cell office:value-type="float" office:value="2016">
                <text:p>2016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066">
                <text:p>2066</text:p>
              </table:table-cell>
              <table:table-cell office:value-type="float" office:value="2012">
                <text:p>2012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8">
                <text:p>0.308</text:p>
              </table:table-cell>
              <table:table-cell office:value-type="float" office:value="2079">
                <text:p>2079</text:p>
              </table:table-cell>
              <table:table-cell office:value-type="float" office:value="2000">
                <text:p>200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6">
                <text:p>0.416</text:p>
              </table:table-cell>
              <table:table-cell office:value-type="float" office:value="2095">
                <text:p>2095</text:p>
              </table:table-cell>
              <table:table-cell office:value-type="float" office:value="1984">
                <text:p>198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2">
                <text:p>0.522</text:p>
              </table:table-cell>
              <table:table-cell office:value-type="float" office:value="2111">
                <text:p>2111</text:p>
              </table:table-cell>
              <table:table-cell office:value-type="float" office:value="1968">
                <text:p>196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7">
                <text:p>0.627</text:p>
              </table:table-cell>
              <table:table-cell office:value-type="float" office:value="2125">
                <text:p>2125</text:p>
              </table:table-cell>
              <table:table-cell office:value-type="float" office:value="1952">
                <text:p>1952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3">
                <text:p>0.733</text:p>
              </table:table-cell>
              <table:table-cell office:value-type="float" office:value="2142">
                <text:p>2142</text:p>
              </table:table-cell>
              <table:table-cell office:value-type="float" office:value="1936">
                <text:p>1936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9">
                <text:p>0.839</text:p>
              </table:table-cell>
              <table:table-cell office:value-type="float" office:value="2158">
                <text:p>2158</text:p>
              </table:table-cell>
              <table:table-cell office:value-type="float" office:value="1920">
                <text:p>192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7">
                <text:p>0.947</text:p>
              </table:table-cell>
              <table:table-cell office:value-type="float" office:value="2174">
                <text:p>2174</text:p>
              </table:table-cell>
              <table:table-cell office:value-type="float" office:value="1904">
                <text:p>190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